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8063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2.48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/>
          <table:table-cell table:style-name="ce8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11-25" calcext:value-type="date">
            <text:p>2020-11-2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9-23" calcext:value-type="date">
            <text:p>2020-09-2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2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9-12" calcext:value-type="date">
            <text:p>2020-09-12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08" calcext:value-type="date">
            <text:p>2020-09-08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5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0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03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1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4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6:33:10.647449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A </meta:initial-creator>
    <meta:creation-date>2020-03-16T12:57:39.182986899</meta:creation-date>
    <dc:date>2020-11-25T16:36:34.895630886</dc:date>
    <dc:creator>DavidA </dc:creator>
    <meta:editing-duration>P1DT9H38M56S</meta:editing-duration>
    <meta:editing-cycles>123</meta:editing-cycles>
    <meta:generator>LibreOffice/6.4.6.2$Linux_X86_64 LibreOffice_project/40$Build-2</meta:generator>
    <meta:document-statistic meta:table-count="1" meta:cell-count="765" meta:object-count="0"/>
  </office:meta>
</office:document-meta>
</file>